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<text:s/>horizontal velocity</text:p>
          </table:table-cell>
          <table:table-cell office:value-type="string" calcext:value-type="string">
            <text:p><text:s/>vertical velocit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32055" calcext:value-type="float">
            <text:p>0.0332055</text:p>
          </table:table-cell>
          <table:table-cell office:value-type="float" office:value="0.000830131" calcext:value-type="float">
            <text:p>0.00083013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64077" calcext:value-type="float">
            <text:p>0.0664077</text:p>
          </table:table-cell>
          <table:table-cell office:value-type="float" office:value="0.00332027" calcext:value-type="float">
            <text:p>0.003320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5985" calcext:value-type="float">
            <text:p>0.0995985</text:p>
          </table:table-cell>
          <table:table-cell office:value-type="float" office:value="0.00746904" calcext:value-type="float">
            <text:p>0.007469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0132729" calcext:value-type="float">
            <text:p>0.01327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65885" calcext:value-type="float">
            <text:p>0.165885</text:p>
          </table:table-cell>
          <table:table-cell office:value-type="float" office:value="0.0207249" calcext:value-type="float">
            <text:p>0.02072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0.0298138" calcext:value-type="float">
            <text:p>0.02981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0.040523" calcext:value-type="float">
            <text:p>0.04052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64709" calcext:value-type="float">
            <text:p>0.264709</text:p>
          </table:table-cell>
          <table:table-cell office:value-type="float" office:value="0.0528295" calcext:value-type="float">
            <text:p>0.05282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97354" calcext:value-type="float">
            <text:p>0.297354</text:p>
          </table:table-cell>
          <table:table-cell office:value-type="float" office:value="0.0667027" calcext:value-type="float">
            <text:p>0.0667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978" calcext:value-type="float">
            <text:p>0.32978</text:p>
          </table:table-cell>
          <table:table-cell office:value-type="float" office:value="0.082104" calcext:value-type="float">
            <text:p>0.0821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61938" calcext:value-type="float">
            <text:p>0.361938</text:p>
          </table:table-cell>
          <table:table-cell office:value-type="float" office:value="0.0989859" calcext:value-type="float">
            <text:p>0.098985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93776" calcext:value-type="float">
            <text:p>0.393776</text:p>
          </table:table-cell>
          <table:table-cell office:value-type="float" office:value="0.117291" calcext:value-type="float">
            <text:p>0.1172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25237" calcext:value-type="float">
            <text:p>0.425237</text:p>
          </table:table-cell>
          <table:table-cell office:value-type="float" office:value="0.136952" calcext:value-type="float">
            <text:p>0.13695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56261" calcext:value-type="float">
            <text:p>0.456261</text:p>
          </table:table-cell>
          <table:table-cell office:value-type="float" office:value="0.157892" calcext:value-type="float">
            <text:p>0.1578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86789" calcext:value-type="float">
            <text:p>0.486789</text:p>
          </table:table-cell>
          <table:table-cell office:value-type="float" office:value="0.180022" calcext:value-type="float">
            <text:p>0.1800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16756" calcext:value-type="float">
            <text:p>0.516756</text:p>
          </table:table-cell>
          <table:table-cell office:value-type="float" office:value="0.203245" calcext:value-type="float">
            <text:p>0.20324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227451" calcext:value-type="float">
            <text:p>0.22745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74758" calcext:value-type="float">
            <text:p>0.574758</text:p>
          </table:table-cell>
          <table:table-cell office:value-type="float" office:value="0.252523" calcext:value-type="float">
            <text:p>0.25252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02666" calcext:value-type="float">
            <text:p>0.602666</text:p>
          </table:table-cell>
          <table:table-cell office:value-type="float" office:value="0.278335" calcext:value-type="float">
            <text:p>0.278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9765" calcext:value-type="float">
            <text:p>0.629765</text:p>
          </table:table-cell>
          <table:table-cell office:value-type="float" office:value="0.304753" calcext:value-type="float">
            <text:p>0.30475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55998" calcext:value-type="float">
            <text:p>0.655998</text:p>
          </table:table-cell>
          <table:table-cell office:value-type="float" office:value="0.331638" calcext:value-type="float">
            <text:p>0.33163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68131" calcext:value-type="float">
            <text:p>0.68131</text:p>
          </table:table-cell>
          <table:table-cell office:value-type="float" office:value="0.358844" calcext:value-type="float">
            <text:p>0.35884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705652" calcext:value-type="float">
            <text:p>0.705652</text:p>
          </table:table-cell>
          <table:table-cell office:value-type="float" office:value="0.386226" calcext:value-type="float">
            <text:p>0.3862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8981" calcext:value-type="float">
            <text:p>0.728981</text:p>
          </table:table-cell>
          <table:table-cell office:value-type="float" office:value="0.413633" calcext:value-type="float">
            <text:p>0.4136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51259" calcext:value-type="float">
            <text:p>0.751259</text:p>
          </table:table-cell>
          <table:table-cell office:value-type="float" office:value="0.440919" calcext:value-type="float">
            <text:p>0.44091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772454" calcext:value-type="float">
            <text:p>0.772454</text:p>
          </table:table-cell>
          <table:table-cell office:value-type="float" office:value="0.467938" calcext:value-type="float">
            <text:p>0.4679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92543" calcext:value-type="float">
            <text:p>0.792543</text:p>
          </table:table-cell>
          <table:table-cell office:value-type="float" office:value="0.494551" calcext:value-type="float">
            <text:p>0.4945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811509" calcext:value-type="float">
            <text:p>0.811509</text:p>
          </table:table-cell>
          <table:table-cell office:value-type="float" office:value="0.520624" calcext:value-type="float">
            <text:p>0.52062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29343" calcext:value-type="float">
            <text:p>0.829343</text:p>
          </table:table-cell>
          <table:table-cell office:value-type="float" office:value="0.546033" calcext:value-type="float">
            <text:p>0.546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6044" calcext:value-type="float">
            <text:p>0.846044</text:p>
          </table:table-cell>
          <table:table-cell office:value-type="float" office:value="0.570662" calcext:value-type="float">
            <text:p>0.57066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861618" calcext:value-type="float">
            <text:p>0.861618</text:p>
          </table:table-cell>
          <table:table-cell office:value-type="float" office:value="0.594409" calcext:value-type="float">
            <text:p>0.59440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76081" calcext:value-type="float">
            <text:p>0.876081</text:p>
          </table:table-cell>
          <table:table-cell office:value-type="float" office:value="0.617182" calcext:value-type="float">
            <text:p>0.61718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889452" calcext:value-type="float">
            <text:p>0.889452</text:p>
          </table:table-cell>
          <table:table-cell office:value-type="float" office:value="0.638906" calcext:value-type="float">
            <text:p>0.63890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659518" calcext:value-type="float">
            <text:p>0.65951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0.678971" calcext:value-type="float">
            <text:p>0.67897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23329" calcext:value-type="float">
            <text:p>0.923329</text:p>
          </table:table-cell>
          <table:table-cell office:value-type="float" office:value="0.69723" calcext:value-type="float">
            <text:p>0.6972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32672" calcext:value-type="float">
            <text:p>0.932672</text:p>
          </table:table-cell>
          <table:table-cell office:value-type="float" office:value="0.714278" calcext:value-type="float">
            <text:p>0.71427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41117" calcext:value-type="float">
            <text:p>0.941117</text:p>
          </table:table-cell>
          <table:table-cell office:value-type="float" office:value="0.730109" calcext:value-type="float">
            <text:p>0.73010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948715" calcext:value-type="float">
            <text:p>0.948715</text:p>
          </table:table-cell>
          <table:table-cell office:value-type="float" office:value="0.74473" calcext:value-type="float">
            <text:p>0.74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5517" calcext:value-type="float">
            <text:p>0.955517</text:p>
          </table:table-cell>
          <table:table-cell office:value-type="float" office:value="0.758163" calcext:value-type="float">
            <text:p>0.75816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6158" calcext:value-type="float">
            <text:p>0.96158</text:p>
          </table:table-cell>
          <table:table-cell office:value-type="float" office:value="0.770436" calcext:value-type="float">
            <text:p>0.7704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66956" calcext:value-type="float">
            <text:p>0.966956</text:p>
          </table:table-cell>
          <table:table-cell office:value-type="float" office:value="0.781589" calcext:value-type="float">
            <text:p>0.78158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71702" calcext:value-type="float">
            <text:p>0.971702</text:p>
          </table:table-cell>
          <table:table-cell office:value-type="float" office:value="0.791671" calcext:value-type="float">
            <text:p>0.7916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7587" calcext:value-type="float">
            <text:p>0.97587</text:p>
          </table:table-cell>
          <table:table-cell office:value-type="float" office:value="0.800735" calcext:value-type="float">
            <text:p>0.80073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79514" calcext:value-type="float">
            <text:p>0.979514</text:p>
          </table:table-cell>
          <table:table-cell office:value-type="float" office:value="0.808839" calcext:value-type="float">
            <text:p>0.80883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82683" calcext:value-type="float">
            <text:p>0.982683</text:p>
          </table:table-cell>
          <table:table-cell office:value-type="float" office:value="0.816047" calcext:value-type="float">
            <text:p>0.81604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822424" calcext:value-type="float">
            <text:p>0.8224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87789" calcext:value-type="float">
            <text:p>0.987789</text:p>
          </table:table-cell>
          <table:table-cell office:value-type="float" office:value="0.828034" calcext:value-type="float">
            <text:p>0.8280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989814" calcext:value-type="float">
            <text:p>0.989814</text:p>
          </table:table-cell>
          <table:table-cell office:value-type="float" office:value="0.832944" calcext:value-type="float">
            <text:p>0.832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1541" calcext:value-type="float">
            <text:p>0.991541</text:p>
          </table:table-cell>
          <table:table-cell office:value-type="float" office:value="0.837217" calcext:value-type="float">
            <text:p>0.83721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840918" calcext:value-type="float">
            <text:p>0.84091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94245" calcext:value-type="float">
            <text:p>0.994245</text:p>
          </table:table-cell>
          <table:table-cell office:value-type="float" office:value="0.844104" calcext:value-type="float">
            <text:p>0.84410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995285" calcext:value-type="float">
            <text:p>0.995285</text:p>
          </table:table-cell>
          <table:table-cell office:value-type="float" office:value="0.846834" calcext:value-type="float">
            <text:p>0.84683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996155" calcext:value-type="float">
            <text:p>0.996155</text:p>
          </table:table-cell>
          <table:table-cell office:value-type="float" office:value="0.849159" calcext:value-type="float">
            <text:p>0.84915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96878" calcext:value-type="float">
            <text:p>0.996878</text:p>
          </table:table-cell>
          <table:table-cell office:value-type="float" office:value="0.85113" calcext:value-type="float">
            <text:p>0.8511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0.852792" calcext:value-type="float">
            <text:p>0.8527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99797" calcext:value-type="float">
            <text:p>0.99797</text:p>
          </table:table-cell>
          <table:table-cell office:value-type="float" office:value="0.854185" calcext:value-type="float">
            <text:p>0.85418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998375" calcext:value-type="float">
            <text:p>0.998375</text:p>
          </table:table-cell>
          <table:table-cell office:value-type="float" office:value="0.855347" calcext:value-type="float">
            <text:p>0.85534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0.856312" calcext:value-type="float">
            <text:p>0.856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8972" calcext:value-type="float">
            <text:p>0.998972</text:p>
          </table:table-cell>
          <table:table-cell office:value-type="float" office:value="0.857108" calcext:value-type="float">
            <text:p>0.85710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99188" calcext:value-type="float">
            <text:p>0.999188</text:p>
          </table:table-cell>
          <table:table-cell office:value-type="float" office:value="0.857761" calcext:value-type="float">
            <text:p>0.85776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0.858295" calcext:value-type="float">
            <text:p>0.85829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858728" calcext:value-type="float">
            <text:p>0.85872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859079" calcext:value-type="float">
            <text:p>0.85907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99698" calcext:value-type="float">
            <text:p>0.999698</text:p>
          </table:table-cell>
          <table:table-cell office:value-type="float" office:value="0.85936" calcext:value-type="float">
            <text:p>0.8593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859586" calcext:value-type="float">
            <text:p>0.85958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99821" calcext:value-type="float">
            <text:p>0.999821</text:p>
          </table:table-cell>
          <table:table-cell office:value-type="float" office:value="0.859765" calcext:value-type="float">
            <text:p>0.85976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0.859907" calcext:value-type="float">
            <text:p>0.85990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860018" calcext:value-type="float">
            <text:p>0.860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860106" calcext:value-type="float">
            <text:p>0.86010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860174" calcext:value-type="float">
            <text:p>0.86017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860227" calcext:value-type="float">
            <text:p>0.86022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860268" calcext:value-type="float">
            <text:p>0.86026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860299" calcext:value-type="float">
            <text:p>0.86029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860323" calcext:value-type="float">
            <text:p>0.86032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9986" calcext:value-type="float">
            <text:p>0.999986</text:p>
          </table:table-cell>
          <table:table-cell office:value-type="float" office:value="0.860341" calcext:value-type="float">
            <text:p>0.86034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860354" calcext:value-type="float">
            <text:p>0.86035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860365" calcext:value-type="float">
            <text:p>0.86036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860372" calcext:value-type="float">
            <text:p>0.860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860378" calcext:value-type="float">
            <text:p>0.86037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860382" calcext:value-type="float">
            <text:p>0.86038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860385" calcext:value-type="float">
            <text:p>0.86038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860388" calcext:value-type="float">
            <text:p>0.86038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860389" calcext:value-type="float">
            <text:p>0.86038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" calcext:value-type="float">
            <text:p>0.8603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1" calcext:value-type="float">
            <text:p>0.86039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2" calcext:value-type="float">
            <text:p>0.86039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2" calcext:value-type="float">
            <text:p>0.86039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860393" calcext:value-type="float">
            <text:p>0.860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3:18:56.191516321</dc:date>
    <meta:document-statistic meta:table-count="1" meta:cell-count="309" meta:object-count="0"/>
    <meta:generator>LibreOffice/4.2.8.2$Linux_X86_64 LibreOffice_project/420m0$Build-2</meta:generator>
  </office:meta>
</office:document-meta>
</file>